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d5a" officeooo:paragraph-rsid="00111d5a"/>
    </style:style>
    <style:style style:name="P2" style:family="paragraph" style:parent-style-name="Standard">
      <style:text-properties officeooo:rsid="0012f04b" officeooo:paragraph-rsid="0012f04b"/>
    </style:style>
    <style:style style:name="P3" style:family="paragraph" style:parent-style-name="Standard">
      <style:text-properties officeooo:paragraph-rsid="00111d5a"/>
    </style:style>
    <style:style style:name="P4" style:family="paragraph" style:parent-style-name="Standard">
      <style:text-properties officeooo:rsid="0015fba9" officeooo:paragraph-rsid="0015fba9"/>
    </style:style>
    <style:style style:name="T1" style:family="text">
      <style:text-properties officeooo:rsid="00111d5a"/>
    </style:style>
    <style:style style:name="T2" style:family="text">
      <style:text-properties officeooo:rsid="001472a6"/>
    </style:style>
    <style:style style:name="T3" style:family="text">
      <style:text-properties officeooo:rsid="001769ad"/>
    </style:style>
    <style:style style:name="T4" style:family="text">
      <style:text-properties style:font-name="Liberation Serif1" officeooo:rsid="001769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itens para montagem do chapéu seletor 2</text:p>
      <text:p text:style-name="P1"/>
      <text:p text:style-name="P1">1 Arduino</text:p>
      <text:p text:style-name="P3"><text:span text:style-name="T1">1 Módulo MP3 DFPlayer </text:span><text:bookmark text:name="firstHeading"/>Mini SKU:DFR0299</text:p>
      <text:p text:style-name="P1">1 Módulo Bluetooth HC-06</text:p>
      <text:p text:style-name="P1">1 Motor micro servo 9g</text:p>
      <text:p text:style-name="P1">1 Alto-falante / speaker</text:p>
      <text:p text:style-name="P2">1 Cartão de memória microSD (pode ser um cartão de pouca capacidade 2GB já tá ótimo)</text:p>
      <text:p text:style-name="P4">1 resistor de 1K<text:span text:style-name="T4">Ω</text:span></text:p>
      <text:p text:style-name="P4">1 resistor de 220 ohms</text:p>
      <text:p text:style-name="P4">2 resistores 470 ohms</text:p>
      <text:p text:style-name="P1"><text:s/>Aproximadamente 20 jumper (provavelmente bem menos se for montado na pcb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0:38:34.150340711</meta:creation-date>
    <dc:date>2017-08-10T21:21:13.278840130</dc:date>
    <meta:editing-duration>PT42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0" meta:character-count="383" meta:non-whitespace-character-count="323"/>
  </office:meta>
</office:document-meta>
</file>